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Chapter 2: The Enchanted Forest</text:p>
      <text:p text:style-name="Standard"/>
      <text:p text:style-name="Standard"/>
      <text:p text:style-name="Standard"/>
      <text:p text:style-name="Standard">Elara's world was darkness, an abyss of silence and nothingness. But then, like the dawning sun piercing through the night, consciousness began to return. A dull ache throbbed in her head as she slowly became aware of her surroundings. She was lying on soft, mossy ground, the scent of earth and foliage filling her nostrils. A distant, melodic chime echoed through the air, weaving with the soft rustling of leaves. As she opened her eyes, the sight before her left her breathless.</text:p>
      <text:p text:style-name="Standard"/>
      <text:p text:style-name="Standard">Towering trees surrounded her, their leaves shimmering with an ethereal glow, casting dappled patterns of light on the forest floor. It was a lush, otherworldly forest, where every blade of grass seemed to hum with life, and the air was thick with the sweet, intoxicating fragrance of blooming flowers. The colors around her were vibrant, almost too vivid, as though the forest itself was a living, breathing entity. Yet, despite its beauty, a sense of unease gripped her heart.</text:p>
      <text:p text:style-name="Standard"/>
      <text:p text:style-name="Standard">She had no memory of how she had come to this place. The vivid image of the Codex of Rainland, the ancient book she had discovered in the cave, flashed in her mind. The blinding light it emitted was the last thing she remembered. Her first impulse was to search for the book. She pushed herself up from the mossy ground, her hands trembling, and frantically looked around. But the Codex was nowhere in sight. The cave was gone, replaced by this surreal landscape. Panic surged within her, threatening to take over, but she forced herself to remain calm, though her breath came in quick, shallow gasps.</text:p>
      <text:p text:style-name="Standard"/>
      <text:p text:style-name="Standard">Elara stood up on shaky legs and took in her surroundings more carefully. The trees were ancient, their bark etched with intricate patterns that seemed to pulse with a faint, otherworldly light. As she stared, she realized the patterns were shifting, almost as if the trees were communicating with each other through some silent language. Strange flowers with iridescent petals bloomed in abundance, their delicate stems swaying gently, though there was no breeze. The air was filled with distant, melodic chimes that seemed to come from nowhere and everywhere at once. It was as if the forest was alive, watching her, waiting.</text:p>
      <text:p text:style-name="Standard"/>
      <text:p text:style-name="Standard">Yet, something was off. There were no animals, no birds singing, no rustling leaves or scurrying critters. Even the wind seemed to hold its breath. The forest lay in an eerie silence, as if caught in a timeless spell. Despite its beauty, the silence felt unnatural, almost oppressive, and a shiver ran down her spine.</text:p>
      <text:p text:style-name="Standard"/>
      <text:p text:style-name="Standard">As Elara began to walk through the forest, her footsteps soft on the moss-covered ground, she noticed something even more peculiar. The flora and fauna of the forest were not mere plants and animals; they were magical beings with a life and intelligence of their own. The trees seemed to bow slightly as she passed, and she could almost feel their ancient wisdom pressing against her mind. Small, glowing butterflies fluttered around her, their wings leaving trails of sparkling light in the air. They hovered near her, as if guiding her along a hidden path, but Elara couldn’t shake the feeling that the path was not entirely safe.</text:p>
      <text:p text:style-name="Standard"/>
      <text:p text:style-name="Standard">A sudden movement caught her eye, and she turned to see a fox, its fur a deep, fiery red, watching her from the shadows. The fox’s eyes gleamed with an unsettling intelligence, and before she could react, it spoke in a low, rasping voice.</text:p>
      <text:p text:style-name="Standard"/>
      <text:p text:style-name="Standard"><text:soft-page-break/>“Lost, are we?” the fox said, its tone laced with both curiosity and mischief. “The forest does not suffer fools lightly, little one. You must tread carefully.”</text:p>
      <text:p text:style-name="Standard"/>
      <text:p text:style-name="Standard">Elara’s heart skipped a beat. She had heard of talking animals in the old tales, but to encounter one was something entirely different. Before she could respond, the fox disappeared into the undergrowth, leaving her more bewildered than before.</text:p>
      <text:p text:style-name="Standard"/>
      <text:p text:style-name="Standard">As she continued deeper into the forest, the glowing butterflies reappeared, now more insistent, guiding her down a narrow path. But not all the creatures she encountered were friendly. A mischievous sprite, no bigger than her hand, darted out from behind a tree, its eyes sparkling with malice. It tugged at her hair and tried to lead her down a dark, twisting trail that wound into the depths of the forest, whispering false promises of safety and escape.</text:p>
      <text:p text:style-name="Standard"/>
      <text:p text:style-name="Standard">Elara hesitated, her confusion growing, but then she remembered the fox’s warning. Trusting her instincts, she brushed the sprite away and followed the glowing butterflies instead. As she walked, she began to understand the subtle ways of the forest. Magic here was not something to be controlled; it was a force of nature, to be respected and navigated with care. The forest was testing her, probing her intentions and resolve.</text:p>
      <text:p text:style-name="Standard"/>
      <text:p text:style-name="Standard">Though fear and anxiety gnawed at her, she forced herself to keep moving, driven by the hope that somewhere in this enchanted place, she would find the answers she sought—or at the very least, a way out.</text:p>
      <text:p text:style-name="Standard"/>
      <text:p text:style-name="Standard"/>
      <text:p text:style-name="Standard">#### Background</text:p>
      <text:p text:style-name="Standard"/>
      <text:p text:style-name="Standard">As Elara wandered through the enchanted forest, her mind drifted back to a simpler time, when life was filled with the warmth of her grandmother Mag’s love and wisdom. In her mind’s eye, memories began to surface, transporting her to a different time and place. She was a little girl again, running barefoot through her grandmother's garden on a bright spring morning, the world around her bathed in golden sunlight. The garden was a sanctuary of vibrant colors and sweet scents, with wildflowers blooming in every corner and the gentle sound of the Main River flowing nearby.</text:p>
      <text:p text:style-name="Standard"/>
      <text:p text:style-name="Standard">Mag, with her wise, wrinkled face and kind eyes, was always nearby, tending to the herbs she grew or cooking over a small campfire near the riverbank behind their house. The little house where they lived was nestled beside a bend in the Main River of Rainland, a place where the water curved gently, almost as if embracing the land. The river was a constant companion to Elara, its soothing whispers and playful ripples a backdrop to her childhood adventures.</text:p>
      <text:p text:style-name="Standard"/>
      <text:p text:style-name="Standard">Mag was more than just a grandmother to Elara; she was her entire world. Known throughout the village for her kindness, generosity, and intelligence, Mag was the person people turned to for advice and comfort. She had a way of making everyone feel special, as if they were the most important person in the world. For Elara, she was not only a caregiver but also a teacher, mentor, and friend. Mag was committed to giving Elara the best life she could, instilling in her the values of kindness, curiosity, and strength.</text:p>
      <text:p text:style-name="Standard"/>
      <text:p text:style-name="Standard">Elara's childhood was a happy one, filled with laughter, learning, and the freedom to explore the world around her. Mag encouraged her to think freely, to question everything, and to seek out her own path in life. She taught Elara how to be brave, to face challenges head-on, and to overcome her own limits. <text:soft-page-break/>Whether it was climbing the tallest tree in the garden or standing up to the older children in the village, Mag always urged Elara to believe in herself.</text:p>
      <text:p text:style-name="Standard"/>
      <text:p text:style-name="Standard">One morning, while the scent of freshly baked bread wafted through the air, Elara had been pretending to be a fairy, waving a small branch she imagined was a magic wand. She danced around the garden, casting made-up spells, her imagination running wild.</text:p>
      <text:p text:style-name="Standard"/>
      <text:p text:style-name="Standard">“Are you a fairy?” Mag had asked with a smile, watching her from where she knelt beside a patch of lavender.</text:p>
      <text:p text:style-name="Standard"/>
      <text:p text:style-name="Standard">“I am a forest fairy,” little Elara had replied with conviction, her eyes sparkling with delight.</text:p>
      <text:p text:style-name="Standard"/>
      <text:p text:style-name="Standard">“Mmm, I see it now,” Mag said thoughtfully, as she wiped her hands on her apron. “Do you know? There is an enchanted forest in Rainland that can only be reached with the imagination. Few people have seen it, but it exists, and it is as real as this river and the great mountain. That is where fairies like you belong.”</text:p>
      <text:p text:style-name="Standard"/>
      <text:p text:style-name="Standard">Elara had listened in awe, her young heart swelling with wonder at the thought of such a place. The idea of an enchanted forest, hidden away from the world and filled with magic, had stayed with her ever since. It became a part of her dreams, a secret hope that one day she might find it.</text:p>
      <text:p text:style-name="Standard"/>
      <text:p text:style-name="Standard">Now, standing in this very forest, Elara felt a deep connection to that memory. It was as if the forest had been waiting for her all along, calling out to her through the stories Mag had shared. The sense of wonder and nostalgia filled her chest, mingling with the anxiety and fear of the unknown. Was this the very forest Mag had spoken of? Had her journey been leading her here from the very beginning?</text:p>
      <text:p text:style-name="Standard"/>
      <text:p text:style-name="Standard">The memory faded, leaving Elara with a sense of awe. She was no longer the little girl playing in her grandmother’s garden, but the spirit of that child lived on in her heart, guiding her through the mystery and magic of the enchanted forest.</text:p>
      <text:p text:style-name="Standard"/>
      <text:p text:style-name="Standard"/>
      <text:p text:style-name="Standard">#### The Host</text:p>
      <text:p text:style-name="Standard"/>
      <text:p text:style-name="Standard">Elara returned to the present, the forest's silence enveloping her. "This must be the enchanted forest of Rainland, just like Mag said," she thought, her heart filling with a mix of hope and trepidation. The memory of Mag’s stories both comforted and unnerved her as she realized that she had truly stepped into the realm of those tales.</text:p>
      <text:p text:style-name="Standard"/>
      <text:p text:style-name="Standard">Suddenly, a sound reached her ears—a faint, distant murmur, like falling water. Curiosity piqued, she moved cautiously towards the sound, her senses heightened. As she walked, the murmur grew louder, transforming into the unmistakable roar of a waterfall. Pushing through a dense thicket of glowing ferns, Elara emerged into a clearing and was greeted by a breathtaking sight.</text:p>
      <text:p text:style-name="Standard"/>
      <text:p text:style-name="Standard">Before her stood a towering stone wall, seemingly carved by nature itself, from which a magnificent waterfall cascaded into a crystal-clear lake below. The water sparkled like liquid diamonds as it tumbled down, catching the light of the enchanted forest. The lake was tranquil, its surface reflecting the surrounding trees and the ethereal sky above. Soft mist rose from where the waterfall met the lake, creating an otherworldly haze that hung in the air.</text:p>
      <text:p text:style-name="Standard"/>
      <text:p text:style-name="Standard"><text:soft-page-break/>Elara approached the edge of the lake, her reflection staring back at her from the glassy surface. She was an athletic woman, her muscles toned from years of training and adventure. Her dark hair, slightly tangled from her earlier struggles, framed her face, and her eyes, sharp and determined, scanned her surroundings with the wariness of a seasoned warrior. She wore a simple tunic and trousers, the fabric tough yet flexible, allowing her to move with ease. Strapped to her side was a knife—her most trusted companion in the wild.</text:p>
      <text:p text:style-name="Standard"/>
      <text:p text:style-name="Standard">Kneeling by the shore, Elara dipped her hands into the cool water, feeling the refreshing chill against her skin. She cupped her hands and brought the water to her lips, savoring its pure taste. As she was about to take another sip, a voice, clear and calm, called her name.</text:p>
      <text:p text:style-name="Standard"/>
      <text:p text:style-name="Standard">“Elara.”</text:p>
      <text:p text:style-name="Standard"/>
      <text:p text:style-name="Standard">Startled, she looked up, her hand instinctively moving to her knife. Her eyes searched the area, and there, perched on a low-hanging branch of a nearby tree, was an owl. It was unlike any owl she had ever seen. Its feathers were a rich blend of deep browns and golds, shimmering subtly in the dappled light of the forest. The owl’s eyes were large and luminous, glowing with an inner light that seemed to pierce through the very essence of the forest.</text:p>
      <text:p text:style-name="Standard"/>
      <text:p text:style-name="Standard">The owl gazed at her with a wise, knowing expression, its presence both majestic and ancient. There was an air of authority about the creature, as if it had witnessed countless ages pass in the forest and had guarded its secrets for millennia. The feathers around its face formed a perfect heart shape, framing its golden eyes that held a depth of understanding beyond anything Elara had encountered.</text:p>
      <text:p text:style-name="Standard"/>
      <text:p text:style-name="Standard">“You know my name,” Elara said, her voice filled with a mix of awe and caution. She stood up slowly, every muscle in her body tensed, ready to react to any sudden movement.</text:p>
      <text:p text:style-name="Standard"/>
      <text:p text:style-name="Standard">“I do,” the owl replied, its voice calm and soothing, yet carrying a weight of authority. “I have watched over this forest for a very long time, and I have been waiting for you.”</text:p>
      <text:p text:style-name="Standard"/>
      <text:p text:style-name="Standard">Elara’s hand relaxed on her knife, though she remained wary. “Waiting for me? Why?”</text:p>
      <text:p text:style-name="Standard"/>
      <text:p text:style-name="Standard">The owl tilted its head slightly, as if considering the best way to answer. “Because you seek knowledge, and the forest has chosen you. But be warned, not all who seek are meant to find. You must prove yourself worthy.”</text:p>
      <text:p text:style-name="Standard"/>
      <text:p text:style-name="Standard">Elara took a deep breath, her mind racing. This was no ordinary encounter. The forest, the owl, everything here was alive with a magic she was only beginning to understand. “How do I prove myself?” she asked, her voice steady, though her heart pounded in her chest.</text:p>
      <text:p text:style-name="Standard"/>
      <text:p text:style-name="Standard">“By listening,” the owl said simply. “By understanding the ways of the forest, and by trusting in the path that lies ahead.”</text:p>
      <text:p text:style-name="Standard"/>
      <text:p text:style-name="Standard">Elara nodded, her resolve hardening. She had faced challenges before, and she had overcome them all. This would be no different. She glanced around the clearing, noting the towering trees, the cascading waterfall, and the serene lake. This place was important; she could feel it deep within her.</text:p>
      <text:p text:style-name="Standard"/>
      <text:p text:style-name="Standard">“Then I will listen,” she said, her voice firm with determination.</text:p>
      <text:p text:style-name="Standard"/>
      <text:p text:style-name="Standard"><text:soft-page-break/>The owl’s eyes seemed to glow brighter, a sign of approval. “Good. The forest will reveal its secrets to you in time. But remember, Elara, trust in your instincts. The path you walk is one of both light and shadow.”</text:p>
      <text:p text:style-name="Standard"/>
      <text:p text:style-name="Standard">With those words, the owl spread its wings and took flight, circling above the waterfall before disappearing into the mist.</text:p>
      <text:p text:style-name="Standard"/>
      <text:p text:style-name="Standard">Elara watched it go, her mind filled with questions, but her heart steadied by the encounter. She knew now that this forest held the answers she sought, and she was ready to face whatever trials it would present.</text:p>
      <text:p text:style-name="Standard"/>
      <text:p text:style-name="Standard">She took one last look at the serene lake, memorizing every detail—the way the water shimmered, the mist that hung in the air, and the towering stone wall that stood like a sentinel over the landscape. She would return here, she was certain of it. But for now, she had a journey to continue, and the forest had much more to reveal.</text:p>
      <text:p text:style-name="Standard"/>
      <text:p text:style-name="Standard"/>
      <text:p text:style-name="Standard">#### Mysticism and Science Integration</text:p>
      <text:p text:style-name="Standard"/>
      <text:p text:style-name="Standard">The owl, perched on the branch with an air of ancient wisdom, gazed at Elara, its golden eyes reflecting the soft glow of the enchanted forest. "What are you doing here?" it questioned, its voice resonating in the stillness like a gentle breeze rustling through the leaves.</text:p>
      <text:p text:style-name="Standard"/>
      <text:p text:style-name="Standard">Elara hesitated, feeling the weight of the owl's gaze, but then spoke from her heart. "I am looking for answers about existence. Why are we alive? What should I do? What is my mission? What am I?"</text:p>
      <text:p text:style-name="Standard"/>
      <text:p text:style-name="Standard">The owl hooted softly, a sound that seemed to reverberate through the trees, as if the forest itself was pondering her questions. "You seek answers to questions that have echoed through the ages," the owl said, its voice carrying a note of solemnity. "You are part of a great machine, a small part of a very complex system that extends throughout the universe. However, from your position, you cannot see it because you are inside."</text:p>
      <text:p text:style-name="Standard"/>
      <text:p text:style-name="Standard">Elara frowned, trying to grasp the meaning of the owl’s words. "What do you mean? How can I understand what I cannot see?"</text:p>
      <text:p text:style-name="Standard"/>
      <text:p text:style-name="Standard">The owl's gaze intensified, its eyes gleaming with a mysterious light. "To understand what is happening, you must rise above your current perspective. Imagine standing in the middle of a vast forest—like this one. All you see are the trees around you, the path at your feet. But if you were to rise above, to soar like a bird, you would see the entire forest, the rivers that nourish it, the mountains that border it, the way the trees connect in patterns that are invisible from the ground."</text:p>
      <text:p text:style-name="Standard"/>
      <text:p text:style-name="Standard">Elara nodded slowly, the imagery helping her to grasp the concept. "So, I need to find a way to see from above, to understand the whole system?"</text:p>
      <text:p text:style-name="Standard"/>
      <text:p text:style-name="Standard">"Exactly," the owl replied, its tone approving. "The first thing you must understand is that you are not the center of this system, nor its culmination. What you perceive is but a fleeting image, a single frame in the infinite movie of existence. The universe is in constant motion, and to grasp its nature, you must learn to see beyond the moment, beyond yourself."</text:p>
      <text:p text:style-name="Standard"/>
      <text:p text:style-name="Standard"><text:soft-page-break/>Elara felt a mix of awe and determination rising within her. The owl’s words resonated deeply, sparking a desire to uncover the truths hidden within the vastness of the universe. "I will not stop until I find the answers," she said, her voice firm with resolve. "Can you help me?"</text:p>
      <text:p text:style-name="Standard"/>
      <text:p text:style-name="Standard">The owl tilted its head, as if weighing her commitment. "Help you, I shall," it finally said. "But knowledge is not given freely; it must be earned. The forest holds many secrets, but it is the seeker who must uncover them. To begin, you must retrieve a silver leaf from an Eldertree."</text:p>
      <text:p text:style-name="Standard"/>
      <text:p text:style-name="Standard">Elara furrowed her brow. "An Eldertree?"</text:p>
      <text:p text:style-name="Standard"/>
      <text:p text:style-name="Standard">"Yes," the owl replied, its voice gentle but insistent. "The Eldertrees are ancient beings, as old as the forest itself. Their silver leaves contain the wisdom of the ages, encoded in the very fibers of their being. By obtaining a silver leaf, you will gain the perspective you need to begin your journey of understanding. You will find the Eldertree on the other side of the forest, near the banks of the Muttering River."</text:p>
      <text:p text:style-name="Standard"/>
      <text:p text:style-name="Standard">Elara’s heart quickened at the thought of the quest ahead. "And once I have the leaf, what then?"</text:p>
      <text:p text:style-name="Standard"/>
      <text:p text:style-name="Standard">The owl’s eyes seemed to glow brighter, filled with an enigmatic light. "Bring it to me, and I will show you the path to the answers you seek. But be warned, Elara, the journey will not be easy. The forest tests all who enter it, and only those who are truly determined will succeed."</text:p>
      <text:p text:style-name="Standard"/>
      <text:p text:style-name="Standard">Elara nodded, her determination solidifying. She had faced challenges before, and she was ready to face whatever trials the forest would present. "I will find the leaf," she said with conviction.</text:p>
      <text:p text:style-name="Standard"/>
      <text:p text:style-name="Standard">The owl spread its wings slightly, as if in acknowledgment. "Then go, and may the forest guide your steps. Remember, the answers you seek are not just out there," the owl gestured with its beak towards the distant horizon, "but also within you. Trust your instincts, and listen to the wisdom of the forest."</text:p>
      <text:p text:style-name="Standard"/>
      <text:p text:style-name="Standard">With those words, the owl remained perched on its branch, watching as Elara turned and began her journey deeper into the enchanted forest, her mind racing with the possibilities that lay ahead.</text:p>
      <text:p text:style-name="Standard"/>
      <text:p text:style-name="Standard"/>
      <text:p text:style-name="Standard">#### Climax</text:p>
      <text:p text:style-name="Standard"/>
      <text:p text:style-name="Standard">Elara resumed her journey, heading west through the forest, her steps quickening as the sun began its slow descent behind the treetops. The light dimmed, casting long, eerie shadows on the forest floor, where the once vibrant greens turned to shades of deep indigo and purple. The trees, with their ancient, gnarled trunks, seemed to stretch taller in the fading light, their twisted branches forming dark silhouettes against the amber sky.</text:p>
      <text:p text:style-name="Standard"/>
      <text:p text:style-name="Standard">The air grew cooler, and the once welcoming forest began to take on a more sinister feel. Each rustle of leaves, each snap of a twig, sent a shiver down Elara's spine. The magical beauty of the forest was still present, but now it was tinged with an unsettling edge, as if the very ground she walked on was alive and watching her every move.</text:p>
      <text:p text:style-name="Standard"/>
      <text:p text:style-name="Standard">Her thoughts, though, were far from the eerie landscape around her. They drifted back to her grandmother, to the warm, safe memories of her childhood. "It would be a great help to have her now, <text:soft-page-break/>in this forest," she thought wistfully, feeling a deep pang of longing in her chest. The wisdom and comfort that Mag had always provided felt like a distant dream, something she could never grasp again.</text:p>
      <text:p text:style-name="Standard"/>
      <text:p text:style-name="Standard">Just as the thought passed through her mind, something caught her eye—a flicker of movement among the trees. Elara froze, her breath catching in her throat. Ahead, through the thickening gloom, she saw a figure moving silently between the trunks, a familiar silhouette that sent her heart racing.</text:p>
      <text:p text:style-name="Standard"/>
      <text:p text:style-name="Standard">It was a shape she knew intimately, the graceful, gentle form of her grandmother. "Grandma?" she whispered, her voice trembling with both hope and disbelief. But the figure did not respond; it only moved further into the shadows, slipping away like a wisp of smoke.</text:p>
      <text:p text:style-name="Standard"/>
      <text:p text:style-name="Standard">Desperate, Elara’s heart surged with a fierce, aching need. "Grandma, is that you?" she called out, louder this time, her voice cracking with emotion. The figure paused for a moment, as if hearing her, but then it turned and began to move away quickly, disappearing behind the trees.</text:p>
      <text:p text:style-name="Standard"/>
      <text:p text:style-name="Standard">Panic gripped Elara, and without thinking, she dashed forward, her feet pounding against the mossy ground. "Grandma, wait! Please don't go!" she cried, her voice raw with desperation. Tears welled in her eyes, blurring her vision as she chased the fleeting shadow through the forest. The world around her became a blur of dark shapes and shifting shadows, but all she could focus on was that one figure, the one hope that maybe, just maybe, she could see her grandmother again.</text:p>
      <text:p text:style-name="Standard"/>
      <text:p text:style-name="Standard">"Grandma, don't leave me!" she screamed, her voice echoing through the silent forest, breaking the stillness like a crack of thunder. The pain of loss, the hollow ache that had never truly left her since Mag’s passing, surged to the surface, overwhelming her with its intensity. She could barely see through the tears now, but she pushed forward, driven by the sheer force of her longing.</text:p>
      <text:p text:style-name="Standard"/>
      <text:p text:style-name="Standard">But no matter how fast she ran, no matter how desperately she reached out, the figure remained just out of reach, slipping further into the shadows. It was as if the forest itself was conspiring to keep them apart, twisting and turning, creating barriers of thick vegetation and impenetrable darkness.</text:p>
      <text:p text:style-name="Standard"/>
      <text:p text:style-name="Standard">Elara stumbled and fell to her knees, her hands gripping the damp earth as the last glimpse of her grandmother's ghostly silhouette turned behind a tree and vanished completely into the thick vegetation. The forest was silent once more, the stillness deafening in its finality.</text:p>
      <text:p text:style-name="Standard"/>
      <text:p text:style-name="Standard">Breathing heavily, Elara remained where she had fallen, her chest heaving with sobs. The realization hit her like a blow—her grandmother was gone, and this vision, this cruel illusion, was nothing more than a reminder of what she had lost. The hopelessness and despair settled over her like a shroud, and for a moment, she felt utterly alone in the vast, unfathomable forest.</text:p>
      <text:p text:style-name="Standard"/>
      <text:p text:style-name="Standard">The shadows deepened, and the night began to close in, but Elara remained where she was, lost in her grief, feeling the weight of her loneliness and the impossible task ahead.</text:p>
      <text:p text:style-name="Standard"/>
      <text:p text:style-name="Standard"/>
      <text:p text:style-name="Standard">#### Cliffhanger</text:p>
      <text:p text:style-name="Standard"/>
      <text:p text:style-name="Standard">Elara's heart pounded in her chest as she tore through the forest, her breath coming in ragged gasps. The undergrowth snagged at her clothes, branches whipped at her face, but she didn’t slow down. The forest, once a maze of shadows and whispers, now seemed to blur into a dark tunnel, her only focus on <text:soft-page-break/>escaping the ghostly visions that haunted her. She could still hear her grandmother’s voice, echoing in her mind, urging her onward, yet deep inside, she knew it was just a cruel trick of the forest.</text:p>
      <text:p text:style-name="Standard"/>
      <text:p text:style-name="Standard">Suddenly, her foot caught on a twisted root, and she stumbled forward, barely catching herself. As she regained her balance, she saw it—a massive, fallen tree trunk blocking her path. There was no time to think. She gathered all her strength and leaped, her body sailing through the air. For a brief, exhilarating moment, she felt weightless, as if she might actually escape the nightmare.</text:p>
      <text:p text:style-name="Standard"/>
      <text:p text:style-name="Standard">But on the other side, there was nothing. No ground, no solid footing—just open air. Elara’s eyes widened in horror as she realized too late what lay ahead. The world seemed to slow as she fell, the wind whipping past her, her arms flailing in a desperate attempt to grasp onto anything. But there was nothing to hold onto, nothing to stop her descent.</text:p>
      <text:p text:style-name="Standard"/>
      <text:p text:style-name="Standard">She plummeted down a sheer drop, the cold night air rushing around her, before she crashed into the river below. The impact was brutal, the icy water closing over her in an instant, pulling her down into its dark, unforgiving depths. The shock of the cold stole her breath, and the relentless current grabbed her, dragging her further beneath the surface.</text:p>
      <text:p text:style-name="Standard"/>
      <text:p text:style-name="Standard">Elara fought to swim, her arms and legs thrashing wildly in the murky water. She struggled to break free from the river’s grip, to reach the surface and the precious air above. But the current was too strong, pulling her down, down into the abyss. Her lungs burned, screaming for oxygen, but no matter how hard she fought, she couldn’t break free. The darkness of the water swallowed her whole, the weight of it pressing down on her, smothering her.</text:p>
      <text:p text:style-name="Standard"/>
      <text:p text:style-name="Standard">Above, the owl perched on a branch overlooking the river, its eyes wide with alarm. It called her name, its voice cutting through the night like a beacon of hope. "Elara, Elara!" But the river's roar drowned out its cries, the sound of rushing water filling the air as if the forest itself was mourning her loss.</text:p>
      <text:p text:style-name="Standard"/>
      <text:p text:style-name="Standard">Elara’s vision blurred, her strength fading. She could feel herself being pulled further into the depths, the light above growing dimmer with each passing second. Panic gripped her heart, and in that moment, she truly believed this was the end. Her body grew heavy, her movements sluggish as her will to fight ebbed away. The world became a swirl of darkness and cold, her senses dulling as consciousness began to slip from her grasp.</text:p>
      <text:p text:style-name="Standard"/>
      <text:p text:style-name="Standard">The owl’s desperate calls grew fainter, until they were nothing but distant echoes in the back of her mind. The river, relentless and unforgiving, consumed her completely, and Elara disappeared beneath the water, leaving nothing but ripples on the surface.</text:p>
      <text:p text:style-name="Standard"/>
      <text:p text:style-name="Standard">The forest fell silent, a haunting stillness settling over the scene. The owl, now alone, watched the river intently, but no sign of Elara emerged. The air hung heavy with suspense, the silence almost unbearable. Had the forest claimed her, just as it had her grandmother’s image? </text:p>
      <text:p text:style-name="Standard"/>
      <text:p text:style-name="Standard">The moon rose higher in the sky, casting a pale light over the forest, but the river remained dark, mysterious, and silent—its secrets hidden beneath the cold, unforgiving water. </text:p>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8-11T16:04:32.624000000</meta:creation-date>
    <dc:date>2024-08-11T16:33:27.325000000</dc:date>
    <meta:editing-duration>PT8M24S</meta:editing-duration>
    <meta:editing-cycles>2</meta:editing-cycles>
    <meta:generator>LibreOffice/7.3.5.2$Windows_X86_64 LibreOffice_project/184fe81b8c8c30d8b5082578aee2fed2ea847c01</meta:generator>
    <meta:document-statistic meta:table-count="0" meta:image-count="0" meta:object-count="0" meta:page-count="8" meta:paragraph-count="87" meta:word-count="4435" meta:character-count="25488" meta:non-whitespace-character-count="21148"/>
  </office:meta>
</office:document-meta>
</file>